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15cm"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width="0.03cm" draw:marker-start-width="0.25cm" draw:marker-end-width="0.25cm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2cm" fo:min-width="5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1cm" fo:padding-top="0cm" fo:padding-bottom="0cm" fo:padding-left="0cm" fo:padding-right="0cm"/>
    </style:style>
    <style:style style:name="gr14" style:family="graphic" style:parent-style-name="standard">
      <style:graphic-properties draw:stroke="solid" svg:stroke-color="#808080" draw:fill="solid" draw:fill-color="#e6e6e6" draw:textarea-horizontal-align="center" draw:textarea-vertical-align="middle" draw:auto-grow-height="false" fo:min-height="0.4cm" fo:padding-top="0cm" fo:padding-bottom="0cm" fo:padding-left="0cm" fo:padding-right="0cm"/>
    </style:style>
    <style:style style:name="gr15" style:family="graphic" style:parent-style-name="objectwithoutfill">
      <style:graphic-properties svg:stroke-color="#808080" draw:fill="solid" draw:fill-color="#e6e6e6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15cm" fo:min-width="0cm" fo:padding-top="0cm" fo:padding-bottom="0cm" fo:padding-left="0cm" fo:padding-right="0cm"/>
    </style:style>
    <style:style style:name="gr17" style:family="graphic" style:parent-style-name="standard">
      <style:graphic-properties draw:stroke="solid" svg:stroke-color="#808080" draw:fill="none" draw:fill-color="#ffffff" draw:textarea-horizontal-align="center" draw:textarea-vertical-align="middle" draw:auto-grow-height="false" fo:min-height="0.4cm" fo:padding-top="0cm" fo:padding-bottom="0cm" fo:padding-left="0cm" fo:padding-right="0cm"/>
    </style:style>
    <style:style style:name="gr18" style:family="graphic" style:parent-style-name="objectwithoutfill">
      <style:graphic-properties svg:stroke-width="0.03cm" draw:marker-start-width="0.25cm" draw:marker-end-width="0.25cm" draw:fill="solid" draw:fill-color="#e6e6e6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P7" style:family="paragraph">
      <style:paragraph-properties fo:text-align="center"/>
      <style:text-properties fo:font-style="normal" fo:font-weight="normal"/>
    </style:style>
    <style:style style:name="P8" style:family="paragraph">
      <style:text-properties fo:font-size="8pt" fo:font-style="normal" fo:font-weight="normal" style:font-size-asian="8pt" style:font-style-asian="italic" style:font-size-complex="8pt" style:font-style-complex="italic"/>
    </style:style>
    <style:style style:name="P9" style:family="paragraph">
      <style:text-properties fo:font-size="8pt" fo:font-style="normal" fo:font-weight="normal" style:font-size-asian="8pt" style:font-size-complex="8pt"/>
    </style:style>
    <style:style style:name="T1" style:family="text">
      <style:text-properties fo:font-size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fo:font-style="normal" fo:font-weight="normal" style:font-size-asian="8pt" style:font-style-asian="italic" style:font-size-complex="8pt" style:font-style-complex="italic"/>
    </style:style>
    <style:style style:name="T6" style:family="text">
      <style:text-properties fo:font-size="8pt" fo:font-style="normal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2.4cm" svg:x="6.8cm" svg:y="2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4cm" svg:y1="5cm" svg:x2="10cm" svg:y2="5cm">
          <text:p/>
        </draw:line>
        <draw:custom-shape draw:style-name="gr3" draw:text-style-name="P1" draw:layer="layout" svg:width="1.2cm" svg:height="2cm" svg:x="5cm" svg:y="4cm">
          <text:p text:style-name="P1">LUT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2cm" svg:x="5cm" svg:y="7cm">
          <text:p text:style-name="P1">LUT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2cm" svg:x="5cm" svg:y="13cm">
          <text:p text:style-name="P1">LUT</text:p>
          <text:p text:style-name="P1">3</text:p>
          <draw:enhanced-geometry svg:viewBox="0 0 21600 21600" draw:type="rectangle" draw:enhanced-path="M 0 0 L 21600 0 21600 21600 0 21600 0 0 Z N"/>
        </draw:custom-shape>
        <draw:frame draw:style-name="gr4" draw:layer="layout" svg:width="1.924cm" svg:height="0.726cm" svg:x="1.463cm" svg:y="4.6cm">
          <draw:text-box>
            <text:p>Requests</text:p>
          </draw:text-box>
        </draw:frame>
        <draw:custom-shape draw:style-name="gr3" draw:text-style-name="P1" draw:layer="layout" svg:width="1.2cm" svg:height="2cm" svg:x="5cm" svg:y="10cm">
          <text:p text:style-name="P1">LUT</text:p>
          <text:p text:style-name="P1">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6cm" svg:y1="4.4cm" svg:x2="5cm" svg:y2="4.4cm">
          <text:p/>
        </draw:line>
        <draw:line draw:style-name="gr5" draw:text-style-name="P1" draw:layer="layout" svg:x1="3.6cm" svg:y1="4.8cm" svg:x2="5cm" svg:y2="4.8cm">
          <text:p/>
        </draw:line>
        <draw:line draw:style-name="gr5" draw:text-style-name="P1" draw:layer="layout" svg:x1="3.6cm" svg:y1="5.2cm" svg:x2="5cm" svg:y2="5.2cm">
          <text:p/>
        </draw:line>
        <draw:line draw:style-name="gr5" draw:text-style-name="P1" draw:layer="layout" svg:x1="3.6cm" svg:y1="5.6cm" svg:x2="5cm" svg:y2="5.6cm">
          <text:p/>
        </draw:line>
        <draw:line draw:style-name="gr5" draw:text-style-name="P1" draw:layer="layout" svg:x1="4.8cm" svg:y1="7.4cm" svg:x2="5cm" svg:y2="7.4cm">
          <text:p/>
        </draw:line>
        <draw:line draw:style-name="gr5" draw:text-style-name="P1" draw:layer="layout" svg:x1="4.6cm" svg:y1="7.8cm" svg:x2="5cm" svg:y2="7.8cm">
          <text:p/>
        </draw:line>
        <draw:line draw:style-name="gr5" draw:text-style-name="P1" draw:layer="layout" svg:x1="4.4cm" svg:y1="8.2cm" svg:x2="5cm" svg:y2="8.2cm">
          <text:p/>
        </draw:line>
        <draw:line draw:style-name="gr5" draw:text-style-name="P1" draw:layer="layout" svg:x1="4.2cm" svg:y1="8.6cm" svg:x2="5cm" svg:y2="8.6cm">
          <text:p/>
        </draw:line>
        <draw:line draw:style-name="gr5" draw:text-style-name="P1" draw:layer="layout" svg:x1="4.8cm" svg:y1="10.4cm" svg:x2="5cm" svg:y2="10.4cm">
          <text:p/>
        </draw:line>
        <draw:line draw:style-name="gr5" draw:text-style-name="P1" draw:layer="layout" svg:x1="4.6cm" svg:y1="10.8cm" svg:x2="5cm" svg:y2="10.8cm">
          <text:p/>
        </draw:line>
        <draw:line draw:style-name="gr5" draw:text-style-name="P1" draw:layer="layout" svg:x1="4.4cm" svg:y1="11.2cm" svg:x2="5cm" svg:y2="11.2cm">
          <text:p/>
        </draw:line>
        <draw:line draw:style-name="gr5" draw:text-style-name="P1" draw:layer="layout" svg:x1="4.2cm" svg:y1="11.6cm" svg:x2="5cm" svg:y2="11.6cm">
          <text:p/>
        </draw:line>
        <draw:line draw:style-name="gr5" draw:text-style-name="P1" draw:layer="layout" svg:x1="4.8cm" svg:y1="13.4cm" svg:x2="5cm" svg:y2="13.4cm">
          <text:p/>
        </draw:line>
        <draw:line draw:style-name="gr5" draw:text-style-name="P1" draw:layer="layout" svg:x1="4.6cm" svg:y1="13.8cm" svg:x2="5cm" svg:y2="13.8cm">
          <text:p/>
        </draw:line>
        <draw:line draw:style-name="gr5" draw:text-style-name="P1" draw:layer="layout" svg:x1="4.4cm" svg:y1="14.2cm" svg:x2="5cm" svg:y2="14.2cm">
          <text:p/>
        </draw:line>
        <draw:line draw:style-name="gr5" draw:text-style-name="P1" draw:layer="layout" svg:x1="4.2cm" svg:y1="14.6cm" svg:x2="5cm" svg:y2="14.6cm">
          <text:p/>
        </draw:line>
        <draw:line draw:style-name="gr2" draw:text-style-name="P1" draw:layer="layout" svg:x1="6.2cm" svg:y1="5cm" svg:x2="7cm" svg:y2="5cm">
          <text:p/>
        </draw:line>
        <draw:line draw:style-name="gr2" draw:text-style-name="P1" draw:layer="layout" svg:x1="6.2cm" svg:y1="8cm" svg:x2="7cm" svg:y2="8cm">
          <text:p/>
        </draw:line>
        <draw:line draw:style-name="gr2" draw:text-style-name="P1" draw:layer="layout" svg:x1="6.2cm" svg:y1="11cm" svg:x2="7cm" svg:y2="11cm">
          <text:p/>
        </draw:line>
        <draw:line draw:style-name="gr2" draw:text-style-name="P1" draw:layer="layout" svg:x1="6.2cm" svg:y1="14cm" svg:x2="7cm" svg:y2="14cm">
          <text:p/>
        </draw:line>
        <draw:g xml:id="id1" draw:id="id1">
          <draw:custom-shape draw:style-name="gr6" draw:text-style-name="P1" draw:layer="layout" svg:width="0.8cm" svg:height="0.8cm" svg:x="7cm" svg:y="4.6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5" draw:text-style-name="P1" draw:layer="layout" svg:x1="7.2cm" svg:y1="5.4cm" svg:x2="7.4cm" svg:y2="5.2cm">
            <text:p/>
          </draw:line>
          <draw:line draw:style-name="gr5" draw:text-style-name="P1" draw:layer="layout" svg:x1="7.6cm" svg:y1="5.4cm" svg:x2="7.4cm" svg:y2="5.2cm">
            <text:p/>
          </draw:line>
        </draw:g>
        <draw:g xml:id="id3" draw:id="id3">
          <draw:custom-shape draw:style-name="gr6" draw:text-style-name="P1" draw:layer="layout" svg:width="0.8cm" svg:height="0.8cm" svg:x="7cm" svg:y="7.6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5" draw:text-style-name="P1" draw:layer="layout" svg:x1="7.2cm" svg:y1="8.4cm" svg:x2="7.4cm" svg:y2="8.2cm">
            <text:p/>
          </draw:line>
          <draw:line draw:style-name="gr5" draw:text-style-name="P1" draw:layer="layout" svg:x1="7.6cm" svg:y1="8.4cm" svg:x2="7.4cm" svg:y2="8.2cm">
            <text:p/>
          </draw:line>
        </draw:g>
        <draw:g xml:id="id5" draw:id="id5">
          <draw:custom-shape draw:style-name="gr6" draw:text-style-name="P1" draw:layer="layout" svg:width="0.8cm" svg:height="0.8cm" svg:x="7cm" svg:y="13.6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5" draw:text-style-name="P1" draw:layer="layout" svg:x1="7.2cm" svg:y1="14.4cm" svg:x2="7.4cm" svg:y2="14.2cm">
            <text:p/>
          </draw:line>
          <draw:line draw:style-name="gr5" draw:text-style-name="P1" draw:layer="layout" svg:x1="7.6cm" svg:y1="14.4cm" svg:x2="7.4cm" svg:y2="14.2cm">
            <text:p/>
          </draw:line>
        </draw:g>
        <draw:g xml:id="id4" draw:id="id4">
          <draw:custom-shape draw:style-name="gr6" draw:text-style-name="P1" draw:layer="layout" svg:width="0.8cm" svg:height="0.8cm" svg:x="7cm" svg:y="10.6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5" draw:text-style-name="P1" draw:layer="layout" svg:x1="7.2cm" svg:y1="11.4cm" svg:x2="7.4cm" svg:y2="11.2cm">
            <text:p/>
          </draw:line>
          <draw:line draw:style-name="gr5" draw:text-style-name="P1" draw:layer="layout" svg:x1="7.6cm" svg:y1="11.4cm" svg:x2="7.4cm" svg:y2="11.2cm">
            <text:p/>
          </draw:line>
        </draw:g>
        <draw:line draw:style-name="gr5" draw:text-style-name="P1" draw:layer="layout" svg:x1="4.8cm" svg:y1="3.4cm" svg:x2="4.8cm" svg:y2="13.4cm">
          <text:p/>
        </draw:line>
        <draw:line draw:style-name="gr5" draw:text-style-name="P1" draw:layer="layout" svg:x1="4.6cm" svg:y1="3.4cm" svg:x2="4.6cm" svg:y2="13.8cm">
          <text:p/>
        </draw:line>
        <draw:line draw:style-name="gr5" draw:text-style-name="P1" draw:layer="layout" svg:x1="4.4cm" svg:y1="3.4cm" svg:x2="4.4cm" svg:y2="14.2cm">
          <text:p/>
        </draw:line>
        <draw:line draw:style-name="gr5" draw:text-style-name="P1" draw:layer="layout" svg:x1="4.2cm" svg:y1="3.4cm" svg:x2="4.2cm" svg:y2="14.6cm">
          <text:p/>
        </draw:line>
        <draw:custom-shape draw:style-name="gr7" draw:text-style-name="P1" draw:layer="layout" svg:width="0.07cm" svg:height="0.07cm" svg:x="4.766cm" svg:y="4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566cm" svg:y="4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368cm" svg:y="5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168cm" svg:y="5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766cm" svg:y="7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566cm" svg:y="7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368cm" svg:y="8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168cm" svg:y="8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766cm" svg:y="10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566cm" svg:y="10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368cm" svg:y="11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07cm" svg:height="0.07cm" svg:x="4.168cm" svg:y="11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4cm" svg:y1="4.4cm" svg:x2="4cm" svg:y2="4.4cm">
          <text:p/>
        </draw:line>
        <draw:line draw:style-name="gr8" draw:text-style-name="P1" draw:layer="layout" svg:x1="3.4cm" svg:y1="4.8cm" svg:x2="4cm" svg:y2="4.8cm">
          <text:p/>
        </draw:line>
        <draw:line draw:style-name="gr8" draw:text-style-name="P1" draw:layer="layout" svg:x1="3.4cm" svg:y1="5.2cm" svg:x2="4cm" svg:y2="5.2cm">
          <text:p/>
        </draw:line>
        <draw:line draw:style-name="gr8" draw:text-style-name="P1" draw:layer="layout" svg:x1="3.4cm" svg:y1="5.6cm" svg:x2="4cm" svg:y2="5.6cm">
          <text:p/>
        </draw:line>
        <draw:g>
          <draw:line draw:style-name="gr5" draw:text-style-name="P1" draw:layer="layout" svg:x1="6.6cm" svg:y1="4.9cm" svg:x2="6.4cm" svg:y2="5.1cm">
            <text:p/>
          </draw:line>
          <draw:frame draw:style-name="gr4" draw:text-style-name="P2" draw:layer="layout" svg:width="0.68cm" svg:height="0.637cm" svg:x="6.2cm" svg:y="4.968cm">
            <draw:text-box>
              <text:p><text:span text:style-name="T1">2</text:span></text:p>
            </draw:text-box>
          </draw:frame>
        </draw:g>
        <draw:g>
          <draw:line draw:style-name="gr5" draw:text-style-name="P1" draw:layer="layout" svg:x1="6.6cm" svg:y1="7.9cm" svg:x2="6.4cm" svg:y2="8.1cm">
            <text:p/>
          </draw:line>
          <draw:frame draw:style-name="gr4" draw:text-style-name="P2" draw:layer="layout" svg:width="0.68cm" svg:height="0.637cm" svg:x="6.2cm" svg:y="7.968cm">
            <draw:text-box>
              <text:p><text:span text:style-name="T1">2</text:span></text:p>
            </draw:text-box>
          </draw:frame>
        </draw:g>
        <draw:g>
          <draw:line draw:style-name="gr5" draw:text-style-name="P1" draw:layer="layout" svg:x1="6.6cm" svg:y1="10.9cm" svg:x2="6.4cm" svg:y2="11.1cm">
            <text:p/>
          </draw:line>
          <draw:frame draw:style-name="gr4" draw:text-style-name="P2" draw:layer="layout" svg:width="0.68cm" svg:height="0.637cm" svg:x="6.2cm" svg:y="10.968cm">
            <draw:text-box>
              <text:p><text:span text:style-name="T1">2</text:span></text:p>
            </draw:text-box>
          </draw:frame>
        </draw:g>
        <draw:g>
          <draw:line draw:style-name="gr5" draw:text-style-name="P1" draw:layer="layout" svg:x1="6.6cm" svg:y1="13.9cm" svg:x2="6.4cm" svg:y2="14.1cm">
            <text:p/>
          </draw:line>
          <draw:frame draw:style-name="gr4" draw:text-style-name="P2" draw:layer="layout" svg:width="0.68cm" svg:height="0.637cm" svg:x="6.2cm" svg:y="13.968cm">
            <draw:text-box>
              <text:p><text:span text:style-name="T1">2</text:span></text:p>
            </draw:text-box>
          </draw:frame>
        </draw:g>
        <draw:polygon draw:style-name="gr9" draw:text-style-name="P1" xml:id="id2" draw:id="id2" draw:layer="layout" svg:width="0.399cm" svg:height="1.999cm" svg:x="9.4cm" svg:y="6.2cm" svg:viewBox="0 0 400 2000" draw:points="0,0 0,2000 400,1600 400,400">
          <draw:glue-point draw:id="4" svg:x="-5cm" svg:y="-3cm"/>
          <draw:glue-point draw:id="5" svg:x="-5cm" svg:y="-1cm"/>
          <draw:glue-point draw:id="6" svg:x="-5cm" svg:y="1cm"/>
          <draw:glue-point draw:id="7" svg:x="-5cm" svg:y="3cm"/>
          <draw:glue-point draw:id="8" svg:x="0cm" svg:y="4cm"/>
          <text:p/>
        </draw:polygon>
        <draw:line draw:style-name="gr5" draw:text-style-name="P1" draw:layer="layout" svg:x1="4.8cm" svg:y1="3.4cm" svg:x2="5cm" svg:y2="3.2cm">
          <text:p/>
        </draw:line>
        <draw:line draw:style-name="gr5" draw:text-style-name="P1" draw:layer="layout" svg:x1="4.6cm" svg:y1="3.4cm" svg:x2="4.8cm" svg:y2="3.2cm">
          <text:p/>
        </draw:line>
        <draw:line draw:style-name="gr5" draw:text-style-name="P1" draw:layer="layout" svg:x1="4.4cm" svg:y1="3.4cm" svg:x2="4.6cm" svg:y2="3.2cm">
          <text:p/>
        </draw:line>
        <draw:line draw:style-name="gr5" draw:text-style-name="P1" draw:layer="layout" svg:x1="4.2cm" svg:y1="3.4cm" svg:x2="4.4cm" svg:y2="3.2cm">
          <text:p/>
        </draw:line>
        <draw:line draw:style-name="gr2" draw:text-style-name="P1" draw:layer="layout" svg:x1="4.4cm" svg:y1="3.2cm" svg:x2="9.2cm" svg:y2="3.2cm">
          <text:p/>
        </draw:line>
        <draw:g>
          <draw:line draw:style-name="gr5" draw:text-style-name="P1" draw:layer="layout" svg:x1="6.6cm" svg:y1="3.1cm" svg:x2="6.4cm" svg:y2="3.3cm">
            <text:p/>
          </draw:line>
          <draw:frame draw:style-name="gr4" draw:text-style-name="P2" draw:layer="layout" svg:width="0.68cm" svg:height="0.637cm" svg:x="6.2cm" svg:y="3.168cm">
            <draw:text-box>
              <text:p><text:span text:style-name="T1">4</text:span></text:p>
            </draw:text-box>
          </draw:frame>
        </draw:g>
        <draw:g>
          <draw:custom-shape draw:style-name="gr6" draw:text-style-name="P1" draw:layer="layout" svg:width="0.8cm" svg:height="0.8cm" svg:x="7cm" svg:y="2.8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5" draw:text-style-name="P1" draw:layer="layout" svg:x1="7.2cm" svg:y1="3.6cm" svg:x2="7.4cm" svg:y2="3.4cm">
            <text:p/>
          </draw:line>
          <draw:line draw:style-name="gr5" draw:text-style-name="P1" draw:layer="layout" svg:x1="7.6cm" svg:y1="3.6cm" svg:x2="7.4cm" svg:y2="3.4cm">
            <text:p/>
          </draw:line>
        </draw:g>
        <draw:connector draw:style-name="gr10" draw:text-style-name="P1" draw:layer="layout" svg:x1="7.8cm" svg:y1="5cm" svg:x2="9.4cm" svg:y2="6.6cm" draw:start-shape="id1" draw:start-glue-point="1" draw:end-shape="id2" draw:end-glue-point="4" svg:d="m7800 5000h800v1600h800" svg:viewBox="0 0 1601 1601">
          <text:p/>
        </draw:connector>
        <draw:connector draw:style-name="gr10" draw:text-style-name="P1" draw:layer="layout" draw:line-skew="-0.4cm" svg:x1="7.8cm" svg:y1="8cm" svg:x2="9.4cm" svg:y2="7cm" draw:start-shape="id3" draw:start-glue-point="1" draw:end-shape="id2" draw:end-glue-point="5" svg:d="m7800 8000h400v-1000h1200" svg:viewBox="0 0 1601 1001">
          <text:p/>
        </draw:connector>
        <draw:connector draw:style-name="gr10" draw:text-style-name="P1" draw:layer="layout" draw:line-skew="-0.2cm" svg:x1="7.8cm" svg:y1="11cm" svg:x2="9.4cm" svg:y2="7.4cm" draw:start-shape="id4" draw:start-glue-point="1" draw:end-shape="id2" draw:end-glue-point="6" svg:d="m7800 11000h600v-3600h1000" svg:viewBox="0 0 1601 3601">
          <text:p/>
        </draw:connector>
        <draw:connector draw:style-name="gr10" draw:text-style-name="P1" draw:layer="layout" svg:x1="7.8cm" svg:y1="14cm" svg:x2="9.4cm" svg:y2="7.8cm" draw:start-shape="id5" draw:end-shape="id2" draw:end-glue-point="7" svg:d="m7800 14000h800v-6200h800" svg:viewBox="0 0 1601 6201">
          <text:p/>
        </draw:connector>
        <draw:line draw:style-name="gr2" draw:text-style-name="P1" draw:layer="layout" svg:x1="9.8cm" svg:y1="7.2cm" svg:x2="12.4cm" svg:y2="7.2cm">
          <text:p/>
        </draw:line>
        <draw:g xml:id="id6" draw:id="id6">
          <draw:custom-shape draw:style-name="gr6" draw:text-style-name="P1" draw:layer="layout" svg:width="0.8cm" svg:height="1.2cm" svg:x="12.4cm" svg:y="6.4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5" draw:text-style-name="P1" draw:layer="layout" svg:x1="12.6cm" svg:y1="7.6cm" svg:x2="12.8cm" svg:y2="7.4cm">
            <text:p/>
          </draw:line>
          <draw:line draw:style-name="gr5" draw:text-style-name="P1" draw:layer="layout" svg:x1="13cm" svg:y1="7.6cm" svg:x2="12.8cm" svg:y2="7.4cm">
            <text:p/>
          </draw:line>
        </draw:g>
        <draw:connector draw:style-name="gr10" draw:text-style-name="P1" draw:layer="layout" draw:line-skew="-0.301cm -0.501cm" svg:x1="13.2cm" svg:y1="7cm" svg:x2="9.6cm" svg:y2="8cm" draw:start-shape="id6" draw:start-glue-point="1" draw:end-shape="id2" draw:end-glue-point="8" svg:d="m13200 7000h200v1200h-3800v-200" svg:viewBox="0 0 3801 1201">
          <text:p/>
        </draw:connector>
        <draw:custom-shape draw:style-name="gr3" draw:text-style-name="P1" draw:layer="layout" svg:width="1.6cm" svg:height="0.6cm" draw:transform="rotate (1.5707963267949) translate (10.2cm 5.8cm)">
          <text:p text:style-name="P1">Deco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cm" svg:y1="7.2cm" svg:x2="10cm" svg:y2="5cm">
          <text:p/>
        </draw:line>
        <draw:g>
          <draw:custom-shape draw:style-name="gr6" draw:text-style-name="P1" draw:layer="layout" svg:width="0.8cm" svg:height="1.2cm" svg:x="12.4cm" svg:y="4.2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5" draw:text-style-name="P1" draw:layer="layout" svg:x1="12.6cm" svg:y1="5.4cm" svg:x2="12.8cm" svg:y2="5.2cm">
            <text:p/>
          </draw:line>
          <draw:line draw:style-name="gr5" draw:text-style-name="P1" draw:layer="layout" svg:x1="13cm" svg:y1="5.4cm" svg:x2="12.8cm" svg:y2="5.2cm">
            <text:p/>
          </draw:line>
        </draw:g>
        <draw:line draw:style-name="gr2" draw:text-style-name="P1" draw:layer="layout" svg:x1="14.2cm" svg:y1="4.8cm" svg:x2="13.2cm" svg:y2="4.8cm">
          <text:p/>
        </draw:line>
        <draw:line draw:style-name="gr2" draw:text-style-name="P1" draw:layer="layout" svg:x1="14.2cm" svg:y1="7cm" svg:x2="13.2cm" svg:y2="7cm">
          <text:p/>
        </draw:line>
        <draw:frame draw:style-name="gr4" draw:layer="layout" svg:width="1.548cm" svg:height="0.726cm" svg:x="14.2cm" svg:y="4.4cm">
          <draw:text-box>
            <text:p>Grants</text:p>
          </draw:text-box>
        </draw:frame>
        <draw:frame draw:style-name="gr4" draw:layer="layout" svg:width="1.323cm" svg:height="0.726cm" svg:x="14.2cm" svg:y="6.6cm">
          <draw:text-box>
            <text:p>State</text:p>
          </draw:text-box>
        </draw:frame>
        <draw:g>
          <draw:line draw:style-name="gr5" draw:text-style-name="P1" draw:layer="layout" svg:x1="13.6cm" svg:y1="4.7cm" svg:x2="13.4cm" svg:y2="4.9cm">
            <text:p/>
          </draw:line>
          <draw:frame draw:style-name="gr11" draw:text-style-name="P2" draw:layer="layout" svg:width="0.68cm" svg:height="0.637cm" svg:x="13.2cm" svg:y="4.768cm">
            <draw:text-box>
              <text:p><text:span text:style-name="T1">4</text:span></text:p>
            </draw:text-box>
          </draw:frame>
        </draw:g>
        <draw:g>
          <draw:line draw:style-name="gr5" draw:text-style-name="P1" draw:layer="layout" svg:x1="11cm" svg:y1="7.1cm" svg:x2="10.8cm" svg:y2="7.3cm">
            <text:p/>
          </draw:line>
          <draw:frame draw:style-name="gr12" draw:text-style-name="P2" draw:layer="layout" svg:width="0.68cm" svg:height="0.637cm" svg:x="10.6cm" svg:y="7.168cm">
            <draw:text-box>
              <text:p><text:span text:style-name="T1">2</text:span></text:p>
            </draw:text-box>
          </draw:frame>
        </draw:g>
        <draw:line draw:style-name="gr8" draw:text-style-name="P1" draw:layer="layout" svg:x1="13.6cm" svg:y1="4.8cm" svg:x2="14cm" svg:y2="4.8cm">
          <text:p/>
        </draw:line>
        <draw:custom-shape draw:style-name="gr3" draw:text-style-name="P1" draw:layer="layout" svg:width="1cm" svg:height="0.8cm" svg:x="9.2cm" svg:y="2.8cm">
          <text:p text:style-name="P1">==0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2cm" svg:y1="3.2cm" svg:x2="11.6cm" svg:y2="3.2cm">
          <text:p/>
        </draw:line>
        <draw:line draw:style-name="gr5" draw:text-style-name="P1" draw:layer="layout" svg:x1="11.6cm" svg:y1="4.4cm" svg:x2="11.6cm" svg:y2="3.2cm">
          <text:p/>
        </draw:line>
        <draw:polygon draw:style-name="gr9" draw:text-style-name="P1" draw:layer="layout" svg:width="0.319cm" svg:height="0.999cm" svg:x="11.48cm" svg:y="4.3cm" svg:viewBox="0 0 320 1000" draw:points="0,0 0,1000 320,800 320,200">
          <draw:glue-point draw:id="4" svg:x="-5cm" svg:y="-3cm"/>
          <draw:glue-point draw:id="5" svg:x="-5cm" svg:y="-1cm"/>
          <draw:glue-point draw:id="6" svg:x="-5cm" svg:y="1cm"/>
          <draw:glue-point draw:id="7" svg:x="-5cm" svg:y="3cm"/>
          <draw:glue-point draw:id="8" svg:x="0cm" svg:y="4cm"/>
          <text:p/>
        </draw:polygon>
        <draw:frame draw:style-name="gr4" draw:text-style-name="P3" draw:layer="layout" svg:width="0.68cm" svg:height="0.637cm" svg:x="10.8cm" svg:y="4.284cm">
          <draw:text-box>
            <text:p><text:span text:style-name="T2">0</text:span></text:p>
          </draw:text-box>
        </draw:frame>
        <draw:line draw:style-name="gr5" draw:text-style-name="P1" draw:layer="layout" svg:x1="11.28cm" svg:y1="4.6cm" svg:x2="11.48cm" svg:y2="4.6cm">
          <text:p/>
        </draw:line>
        <draw:frame draw:style-name="gr13" draw:text-style-name="P4" draw:layer="layout" svg:width="3.8cm" svg:height="1.6cm" svg:x="12cm" svg:y="2.6cm">
          <draw:text-box>
            <text:p text:style-name="P1"><text:span text:style-name="T2">(*) Chip Enable when</text:span></text:p>
            <text:p text:style-name="P1"><text:span text:style-name="T2">request[state] negedge or when request is zero (one cycle delay)</text:span></text:p>
          </draw:text-box>
        </draw:frame>
        <draw:line draw:style-name="gr8" draw:text-style-name="P1" draw:layer="layout" svg:x1="13.6cm" svg:y1="7cm" svg:x2="14cm" svg:y2="7cm">
          <text:p/>
        </draw:line>
        <draw:frame draw:style-name="gr4" draw:text-style-name="P3" draw:layer="layout" svg:width="1.01cm" svg:height="0.637cm" svg:x="12.203cm" svg:y="4.2cm">
          <draw:text-box>
            <text:p><text:span text:style-name="T2">CE*</text:span></text:p>
          </draw:text-box>
        </draw:frame>
        <draw:frame draw:style-name="gr4" draw:text-style-name="P3" draw:layer="layout" svg:width="1.01cm" svg:height="0.637cm" svg:x="12.2cm" svg:y="6.4cm">
          <draw:text-box>
            <text:p><text:span text:style-name="T2">CE*</text:span></text:p>
          </draw:text-box>
        </draw:frame>
        <draw:frame draw:style-name="gr4" draw:text-style-name="P5" draw:layer="layout" svg:width="0.637cm" svg:height="0.539cm" svg:x="11.32cm" svg:y="4.323cm">
          <draw:text-box>
            <text:p><text:span text:style-name="T3">1</text:span></text:p>
          </draw:text-box>
        </draw:frame>
        <draw:frame draw:style-name="gr4" draw:text-style-name="P3" draw:layer="layout" svg:width="0.68cm" svg:height="0.637cm" svg:x="10.8cm" svg:y="4.284cm">
          <draw:text-box>
            <text:p><text:span text:style-name="T2">0</text:span></text:p>
          </draw:text-box>
        </draw:frame>
        <draw:frame draw:style-name="gr4" draw:text-style-name="P5" draw:layer="layout" svg:width="0.637cm" svg:height="0.539cm" svg:x="11.321cm" svg:y="4.746cm">
          <draw:text-box>
            <text:p><text:span text:style-name="T3">0</text:span></text:p>
          </draw:text-box>
        </draw:frame>
        <draw:frame draw:style-name="gr4" draw:text-style-name="P5" draw:layer="layout" svg:width="0.637cm" svg:height="0.539cm" svg:x="9.262cm" svg:y="6.326cm">
          <draw:text-box>
            <text:p><text:span text:style-name="T3">0</text:span></text:p>
          </draw:text-box>
        </draw:frame>
        <draw:frame draw:style-name="gr4" draw:text-style-name="P5" draw:layer="layout" svg:width="0.637cm" svg:height="0.539cm" svg:x="9.263cm" svg:y="6.749cm">
          <draw:text-box>
            <text:p><text:span text:style-name="T3">1</text:span></text:p>
          </draw:text-box>
        </draw:frame>
        <draw:frame draw:style-name="gr4" draw:text-style-name="P5" draw:layer="layout" svg:width="0.637cm" svg:height="0.539cm" svg:x="9.262cm" svg:y="7.116cm">
          <draw:text-box>
            <text:p><text:span text:style-name="T3">2</text:span></text:p>
          </draw:text-box>
        </draw:frame>
        <draw:frame draw:style-name="gr4" draw:text-style-name="P5" draw:layer="layout" svg:width="0.637cm" svg:height="0.539cm" svg:x="9.263cm" svg:y="7.539cm">
          <draw:text-box>
            <text:p><text:span text:style-name="T3">3</text:span></text:p>
          </draw:text-box>
        </draw:frame>
        <draw:frame draw:style-name="gr4" draw:text-style-name="P6" draw:layer="layout" svg:width="1.357cm" svg:height="0.637cm" svg:x="6.698cm" svg:y="12.2cm">
          <draw:text-box>
            <text:p><text:span text:style-name="T4">Option</text:span></text:p>
          </draw:text-box>
        </draw:frame>
        <draw:g>
          <draw:frame draw:style-name="gr14" draw:text-style-name="P3" draw:layer="layout" svg:width="0.4cm" svg:height="0.4cm" svg:x="9.6cm" svg:y="9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cm" svg:y="9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4cm" svg:y="9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8cm" svg:y="9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9.6cm" svg:y="9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cm" svg:y="9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4cm" svg:y="9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8cm" svg:y="9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9.6cm" svg:y="10.2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cm" svg:y="10.2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4cm" svg:y="10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8cm" svg:y="10.2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9.6cm" svg:y="10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cm" svg:y="10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4cm" svg:y="10.6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8cm" svg:y="10.6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9.6cm" svg:y="11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cm" svg:y="11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4cm" svg:y="11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8cm" svg:y="11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9.6cm" svg:y="11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cm" svg:y="11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4cm" svg:y="11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8cm" svg:y="11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9.6cm" svg:y="11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cm" svg:y="11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4cm" svg:y="11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8cm" svg:y="11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9.6cm" svg:y="12.2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cm" svg:y="12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4cm" svg:y="12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8cm" svg:y="12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9.6cm" svg:y="12.6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cm" svg:y="12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4cm" svg:y="12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8cm" svg:y="12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9.6cm" svg:y="13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cm" svg:y="13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4cm" svg:y="13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8cm" svg:y="13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9.6cm" svg:y="13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cm" svg:y="13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4cm" svg:y="13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8cm" svg:y="13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9.6cm" svg:y="13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cm" svg:y="13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4cm" svg:y="13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8cm" svg:y="13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9.6cm" svg:y="14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cm" svg:y="14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4cm" svg:y="14.2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8cm" svg:y="14.2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9.6cm" svg:y="14.6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cm" svg:y="14.6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4cm" svg:y="14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0.8cm" svg:y="14.6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9.6cm" svg:y="15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cm" svg:y="15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4cm" svg:y="15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8cm" svg:y="15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9.6cm" svg:y="15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cm" svg:y="15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4cm" svg:y="15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0.8cm" svg:y="15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3cm" svg:y="9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7cm" svg:y="9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2.1cm" svg:y="9.4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5cm" svg:y="9.4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1.3cm" svg:y="9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7cm" svg:y="9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2.1cm" svg:y="9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2.5cm" svg:y="9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3cm" svg:y="10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7cm" svg:y="10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2.1cm" svg:y="10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2.5cm" svg:y="10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3cm" svg:y="10.6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7cm" svg:y="10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2.1cm" svg:y="10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2.5cm" svg:y="10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3cm" svg:y="11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1.7cm" svg:y="11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1cm" svg:y="11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5cm" svg:y="11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1.3cm" svg:y="11.4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1.7cm" svg:y="11.4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1cm" svg:y="11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2.5cm" svg:y="11.4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3cm" svg:y="11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7cm" svg:y="11.8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1cm" svg:y="11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2.5cm" svg:y="11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3cm" svg:y="12.2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7cm" svg:y="12.2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1cm" svg:y="12.2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2.5cm" svg:y="12.2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3cm" svg:y="12.6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1.7cm" svg:y="12.6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1cm" svg:y="12.6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5cm" svg:y="12.6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1.3cm" svg:y="13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1.7cm" svg:y="13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1cm" svg:y="13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5cm" svg:y="13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3cm" svg:y="13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7cm" svg:y="13.4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1cm" svg:y="13.4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5cm" svg:y="13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3cm" svg:y="13.8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7cm" svg:y="13.8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1cm" svg:y="13.8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5cm" svg:y="13.8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3cm" svg:y="14.2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1.7cm" svg:y="14.2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1cm" svg:y="14.2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5cm" svg:y="14.2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1.3cm" svg:y="14.6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1.7cm" svg:y="14.6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1cm" svg:y="14.6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5cm" svg:y="14.6cm">
            <draw:text-box>
              <text:p><text:span text:style-name="T2">0</text:span></text:p>
            </draw:text-box>
          </draw:frame>
          <draw:frame draw:style-name="gr14" draw:text-style-name="P3" draw:layer="layout" svg:width="0.4cm" svg:height="0.4cm" svg:x="11.3cm" svg:y="15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7cm" svg:y="15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1cm" svg:y="15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5cm" svg:y="15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3cm" svg:y="15.4cm">
            <draw:text-box>
              <text:p><text:span text:style-name="T2">1</text:span></text:p>
            </draw:text-box>
          </draw:frame>
          <draw:frame draw:style-name="gr14" draw:text-style-name="P3" draw:layer="layout" svg:width="0.4cm" svg:height="0.4cm" svg:x="11.7cm" svg:y="15.4cm">
            <draw:text-box>
              <text:p><text:span text:style-name="T2">2</text:span></text:p>
            </draw:text-box>
          </draw:frame>
          <draw:frame draw:style-name="gr14" draw:text-style-name="P3" draw:layer="layout" svg:width="0.4cm" svg:height="0.4cm" svg:x="12.1cm" svg:y="15.4cm">
            <draw:text-box>
              <text:p><text:span text:style-name="T2">3</text:span></text:p>
            </draw:text-box>
          </draw:frame>
          <draw:frame draw:style-name="gr14" draw:text-style-name="P3" draw:layer="layout" svg:width="0.4cm" svg:height="0.4cm" svg:x="12.5cm" svg:y="15.4cm">
            <draw:text-box>
              <text:p><text:span text:style-name="T2">0</text:span></text:p>
            </draw:text-box>
          </draw:frame>
          <draw:line draw:style-name="gr15" draw:text-style-name="P1" draw:layer="layout" svg:x1="9.6cm" svg:y1="9.8cm" svg:x2="12.8cm" svg:y2="9.8cm">
            <text:p/>
          </draw:line>
          <draw:line draw:style-name="gr15" draw:text-style-name="P1" draw:layer="layout" svg:x1="9.6cm" svg:y1="10.2cm" svg:x2="12.8cm" svg:y2="10.2cm">
            <text:p/>
          </draw:line>
          <draw:line draw:style-name="gr15" draw:text-style-name="P7" draw:layer="layout" svg:x1="9.6cm" svg:y1="9.4cm" svg:x2="12.8cm" svg:y2="9.4cm">
            <text:p/>
          </draw:line>
          <draw:line draw:style-name="gr15" draw:text-style-name="P1" draw:layer="layout" svg:x1="9.6cm" svg:y1="10.6cm" svg:x2="12.8cm" svg:y2="10.6cm">
            <text:p/>
          </draw:line>
          <draw:line draw:style-name="gr15" draw:text-style-name="P1" draw:layer="layout" svg:x1="9.6cm" svg:y1="11.4cm" svg:x2="12.8cm" svg:y2="11.4cm">
            <text:p/>
          </draw:line>
          <draw:line draw:style-name="gr15" draw:text-style-name="P1" draw:layer="layout" svg:x1="9.6cm" svg:y1="11.8cm" svg:x2="12.8cm" svg:y2="11.8cm">
            <text:p/>
          </draw:line>
          <draw:line draw:style-name="gr15" draw:text-style-name="P1" draw:layer="layout" svg:x1="9.6cm" svg:y1="11cm" svg:x2="12.8cm" svg:y2="11cm">
            <text:p/>
          </draw:line>
          <draw:line draw:style-name="gr15" draw:text-style-name="P1" draw:layer="layout" svg:x1="9.6cm" svg:y1="12.2cm" svg:x2="12.8cm" svg:y2="12.2cm">
            <text:p/>
          </draw:line>
          <draw:line draw:style-name="gr15" draw:text-style-name="P1" draw:layer="layout" svg:x1="9.6cm" svg:y1="13cm" svg:x2="12.8cm" svg:y2="13cm">
            <text:p/>
          </draw:line>
          <draw:line draw:style-name="gr15" draw:text-style-name="P1" draw:layer="layout" svg:x1="9.6cm" svg:y1="13.4cm" svg:x2="12.8cm" svg:y2="13.4cm">
            <text:p/>
          </draw:line>
          <draw:line draw:style-name="gr15" draw:text-style-name="P1" draw:layer="layout" svg:x1="9.6cm" svg:y1="12.6cm" svg:x2="12.8cm" svg:y2="12.6cm">
            <text:p/>
          </draw:line>
          <draw:line draw:style-name="gr15" draw:text-style-name="P1" draw:layer="layout" svg:x1="9.6cm" svg:y1="14.2cm" svg:x2="12.8cm" svg:y2="14.2cm">
            <text:p/>
          </draw:line>
          <draw:line draw:style-name="gr15" draw:text-style-name="P1" draw:layer="layout" svg:x1="9.6cm" svg:y1="14.6cm" svg:x2="12.8cm" svg:y2="14.6cm">
            <text:p/>
          </draw:line>
          <draw:line draw:style-name="gr15" draw:text-style-name="P1" draw:layer="layout" svg:x1="9.6cm" svg:y1="13.8cm" svg:x2="12.8cm" svg:y2="13.8cm">
            <text:p/>
          </draw:line>
          <draw:line draw:style-name="gr15" draw:text-style-name="P1" draw:layer="layout" svg:x1="9.6cm" svg:y1="15cm" svg:x2="12.8cm" svg:y2="15cm">
            <text:p/>
          </draw:line>
          <draw:line draw:style-name="gr15" draw:text-style-name="P1" draw:layer="layout" svg:x1="9.6cm" svg:y1="15.8cm" svg:x2="12.8cm" svg:y2="15.8cm">
            <text:p/>
          </draw:line>
          <draw:line draw:style-name="gr15" draw:text-style-name="P1" draw:layer="layout" svg:x1="9.6cm" svg:y1="15.4cm" svg:x2="12.8cm" svg:y2="15.4cm">
            <text:p/>
          </draw:line>
          <draw:frame draw:style-name="gr16" draw:text-style-name="P8" draw:layer="layout" svg:width="1.662cm" svg:height="0.632cm" svg:x="9.6cm" svg:y="8.4cm">
            <draw:text-box>
              <text:p><text:span text:style-name="T5">Requests</text:span></text:p>
            </draw:text-box>
          </draw:frame>
          <draw:frame draw:style-name="gr17" draw:text-style-name="P9" draw:layer="layout" svg:width="0.4cm" svg:height="0.4cm" svg:x="11.3cm" svg:y="9cm">
            <draw:text-box>
              <text:p><text:span text:style-name="T6">0</text:span></text:p>
            </draw:text-box>
          </draw:frame>
          <draw:frame draw:style-name="gr17" draw:text-style-name="P9" draw:layer="layout" svg:width="0.4cm" svg:height="0.4cm" svg:x="11.7cm" svg:y="9cm">
            <draw:text-box>
              <text:p><text:span text:style-name="T6">1</text:span></text:p>
            </draw:text-box>
          </draw:frame>
          <draw:frame draw:style-name="gr17" draw:text-style-name="P9" draw:layer="layout" svg:width="0.4cm" svg:height="0.4cm" svg:x="12.1cm" svg:y="9cm">
            <draw:text-box>
              <text:p><text:span text:style-name="T6">2</text:span></text:p>
            </draw:text-box>
          </draw:frame>
          <draw:frame draw:style-name="gr17" draw:text-style-name="P9" draw:layer="layout" svg:width="0.4cm" svg:height="0.4cm" svg:x="12.5cm" svg:y="9cm">
            <draw:text-box>
              <text:p><text:span text:style-name="T6">3</text:span></text:p>
            </draw:text-box>
          </draw:frame>
          <draw:frame draw:style-name="gr17" draw:text-style-name="P9" draw:layer="layout" svg:width="0.4cm" svg:height="0.4cm" svg:x="9.6cm" svg:y="9cm">
            <draw:text-box>
              <text:p><text:span text:style-name="T6">3</text:span></text:p>
            </draw:text-box>
          </draw:frame>
          <draw:frame draw:style-name="gr17" draw:text-style-name="P9" draw:layer="layout" svg:width="0.4cm" svg:height="0.4cm" svg:x="10cm" svg:y="9cm">
            <draw:text-box>
              <text:p><text:span text:style-name="T6">2</text:span></text:p>
            </draw:text-box>
          </draw:frame>
          <draw:frame draw:style-name="gr17" draw:text-style-name="P9" draw:layer="layout" svg:width="0.4cm" svg:height="0.4cm" svg:x="10.4cm" svg:y="9cm">
            <draw:text-box>
              <text:p><text:span text:style-name="T6">1</text:span></text:p>
            </draw:text-box>
          </draw:frame>
          <draw:frame draw:style-name="gr17" draw:text-style-name="P9" draw:layer="layout" svg:width="0.4cm" svg:height="0.4cm" svg:x="10.8cm" svg:y="9cm">
            <draw:text-box>
              <text:p><text:span text:style-name="T6">0</text:span></text:p>
            </draw:text-box>
          </draw:frame>
          <draw:line draw:style-name="gr18" draw:text-style-name="P7" draw:layer="layout" svg:x1="11.2cm" svg:y1="9.4cm" svg:x2="12.9cm" svg:y2="9.4cm">
            <text:p/>
          </draw:line>
          <draw:line draw:style-name="gr18" draw:text-style-name="P7" draw:layer="layout" svg:x1="9.6cm" svg:y1="9.4cm" svg:x2="11.2cm" svg:y2="9.4cm">
            <text:p/>
          </draw:line>
          <draw:line draw:style-name="gr2" draw:text-style-name="P7" draw:layer="layout" svg:x1="11.1cm" svg:y1="8.4cm" svg:x2="12.9cm" svg:y2="8.4cm">
            <text:p/>
          </draw:line>
          <draw:line draw:style-name="gr2" draw:text-style-name="P7" draw:layer="layout" svg:x1="9.6cm" svg:y1="8.4cm" svg:x2="11.2cm" svg:y2="8.4cm">
            <text:p/>
          </draw:line>
          <draw:line draw:style-name="gr2" draw:text-style-name="P1" draw:layer="layout" svg:x1="11.3cm" svg:y1="8.4cm" svg:x2="11.3cm" svg:y2="15.8cm">
            <text:p/>
          </draw:line>
          <draw:line draw:style-name="gr2" draw:text-style-name="P1" draw:layer="layout" svg:x1="11.2cm" svg:y1="8.4cm" svg:x2="11.2cm" svg:y2="15.8cm">
            <text:p/>
          </draw:line>
          <draw:line draw:style-name="gr2" draw:text-style-name="P1" draw:layer="layout" svg:x1="12.9cm" svg:y1="8.4cm" svg:x2="12.9cm" svg:y2="15.8cm">
            <text:p/>
          </draw:line>
          <draw:line draw:style-name="gr2" draw:text-style-name="P1" draw:layer="layout" svg:x1="9.6cm" svg:y1="8.4cm" svg:x2="9.6cm" svg:y2="15.8cm">
            <text:p/>
          </draw:line>
          <draw:line draw:style-name="gr18" draw:text-style-name="P1" draw:layer="layout" svg:x1="11.2cm" svg:y1="15.8cm" svg:x2="12.9cm" svg:y2="15.8cm">
            <text:p/>
          </draw:line>
          <draw:line draw:style-name="gr18" draw:text-style-name="P1" draw:layer="layout" svg:x1="9.6cm" svg:y1="15.8cm" svg:x2="11.2cm" svg:y2="15.8cm">
            <text:p/>
          </draw:line>
          <draw:frame draw:style-name="gr16" draw:text-style-name="P8" draw:layer="layout" svg:width="1.8cm" svg:height="0.632cm" svg:x="11.2cm" svg:y="8.4cm">
            <draw:text-box>
              <text:p><text:span text:style-name="T5">LUT i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ntarell2" fo:font-family="Cantarell" style:font-style-name="Regular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style:font-name="Cantarell2" fo:font-family="Cantarell" style:font-style-name="Regular" style:font-pitch="variable"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Clienti</meta:initial-creator>
    <meta:creation-date>2013-06-26T20:38:41</meta:creation-date>
    <dc:date>2014-01-25T13:31:16.723980321</dc:date>
    <dc:creator>Christophe </dc:creator>
    <meta:editing-duration>PT2H6M57S</meta:editing-duration>
    <meta:editing-cycles>31</meta:editing-cycles>
    <meta:generator>LibreOffice/4.1.4.2$Linux_X86_64 LibreOffice_project/410m0$Build-2</meta:generator>
    <meta:document-statistic meta:object-count="299"/>
  </office:meta>
</office:document-meta>
</file>